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文泉驛等寬正黑" svg:font-family="文泉驛等寬正黑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Heading_20_3" style:list-style-name=""/>
    <style:style style:name="P4" style:family="paragraph" style:parent-style-name="Default_20_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Vscsi Class</text:p>
      <text:h text:style-name="Heading_20_1" text:outline-level="1">Creating/Instantiating:</text:h>
      <text:p text:style-name="Default_20_Text">To create a new Vscsi object simply call the .new method with the following options.</text:p>
      <text:p text:style-name="Default_20_Text">Virtual Slot Number – Slot number to use on the LPAR</text:p>
      <text:p text:style-name="Default_20_Text">Client or Server - <text:s/>Specify if it is representing the client(LPAR) vscsi or the Server(VIO) vscsi adapter</text:p>
      <text:p text:style-name="Default_20_Text">Remote LPAR id - <text:s/>Id number of the VIO</text:p>
      <text:p text:style-name="Default_20_Text">Remote LPAR Name – Name of the VIO</text:p>
      <text:p text:style-name="Default_20_Text">Remote Slot Number - <text:s/>Slot number on the VIOS</text:p>
      <text:p text:style-name="Default_20_Text">Is required - <text:s/>1 for required, 0 for not required</text:p>
      <text:h text:style-name="P3" text:outline-level="3"><text:bookmark text:name="example-usage"/>Example usage</text:h>
      <text:p text:style-name="P4">vscsi = Vscsi.new(virtual_slot_num, client_or_server, remote_lpar_id, remote_lpar_name, remote_slot_num, is_required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文泉驛等寬正黑" svg:font-family="文泉驛等寬正黑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/>
    <style:style style:name="Heading" style:family="paragraph" style:parent-style-name="Default_20_Text" style:next-style-name="Text_20_Body_20_Single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_20_Single" style:display-name="Text Body Single" style:family="paragraph" style:parent-style-name="Default_20_Text" style:class="text">
      <style:paragraph-properties fo:margin-top="0in" fo:margin-bottom="0.0835in"/>
    </style:style>
    <style:style style:name="List" style:family="paragraph" style:parent-style-name="Text_20_Body_20_Single" style:class="list"/>
    <style:style style:name="Caption" style:family="paragraph" style:parent-style-name="Default_20_Text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</style:style>
    <style:style style:name="Header" style:family="paragraph" style:parent-style-name="Default_20_Text" style:class="extra">
      <style:paragraph-properties fo:text-align="center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Default_20_Text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_20_Single" style:default-outline-level="1" style:list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_20_Single" style:default-outline-level="3" style:list-style-name="" style:class="text">
      <style:text-properties style:font-name="Liberation Serif" fo:font-size="14pt" fo:font-weight="bold" style:font-name-asian="文泉驛等寬正黑" style:font-size-asian="14pt" style:font-weight-asian="bold" style:font-name-complex="Lohit Devanagari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4-10-08T09:52:34</meta:creation-date>
    <dc:date>2014-10-08T11:12:24</dc:date>
    <meta:editing-duration>PT00H06M07S</meta:editing-duration>
    <meta:editing-cycles>2</meta:editing-cycles>
    <meta:generator>IBM_Lotus_Symphony/3.0$Linux OpenOffice.org_project/310m11$Build-9399</meta:generator>
    <meta:document-statistic meta:table-count="0" meta:image-count="0" meta:object-count="0" meta:page-count="1" meta:paragraph-count="11" meta:word-count="92" meta:character-count="571"/>
    <meta:user-defined meta:name="Classification">#@~%!&amp;00FF0000013353d0#@~%!&amp;</meta:user-defined>
    <meta:user-defined meta:name="Info 2"/>
    <meta:user-defined meta:name="Info 3"/>
    <meta:user-defined meta:name="Info 4"/>
  </office:meta>
</office:document-meta>
</file>